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tyle="italic" officeooo:paragraph-rsid="0009a78d" style:font-style-asian="italic" style:font-style-complex="italic"/>
    </style:style>
    <style:style style:name="P2" style:family="paragraph" style:parent-style-name="Standard">
      <style:text-properties fo:font-style="italic" officeooo:paragraph-rsid="000ce026" style:font-style-asian="italic" style:font-style-complex="italic"/>
    </style:style>
    <style:style style:name="P3" style:family="paragraph" style:parent-style-name="Standard">
      <style:text-properties fo:font-style="italic" officeooo:rsid="000ce026" officeooo:paragraph-rsid="000ce026" style:font-style-asian="italic" style:font-style-complex="italic"/>
    </style:style>
    <style:style style:name="P4" style:family="paragraph" style:parent-style-name="Standard">
      <style:text-properties fo:font-style="italic" officeooo:paragraph-rsid="001a0018" style:font-style-asian="italic" style:font-style-complex="italic"/>
    </style:style>
    <style:style style:name="P5" style:family="paragraph" style:parent-style-name="Standard">
      <style:text-properties officeooo:paragraph-rsid="000bc63a"/>
    </style:style>
    <style:style style:name="P6" style:family="paragraph" style:parent-style-name="Standard">
      <style:text-properties officeooo:paragraph-rsid="000ce026"/>
    </style:style>
    <style:style style:name="P7" style:family="paragraph" style:parent-style-name="Standard">
      <style:text-properties officeooo:paragraph-rsid="001a0018"/>
    </style:style>
    <style:style style:name="P8" style:family="paragraph" style:parent-style-name="Standard">
      <style:text-properties officeooo:rsid="001b27ea" officeooo:paragraph-rsid="001b27ea"/>
    </style:style>
    <style:style style:name="P9" style:family="paragraph" style:parent-style-name="Standard">
      <style:text-properties officeooo:paragraph-rsid="001f18c5"/>
    </style:style>
    <style:style style:name="P10" style:family="paragraph" style:parent-style-name="Heading_20_3">
      <style:text-properties officeooo:paragraph-rsid="0024691a"/>
    </style:style>
    <style:style style:name="P11" style:family="paragraph" style:parent-style-name="List_20_Paragraph" style:list-style-name="WWNum3">
      <style:text-properties officeooo:paragraph-rsid="0024691a"/>
    </style:style>
    <style:style style:name="P12" style:family="paragraph" style:parent-style-name="List_20_Paragraph" style:list-style-name="WWNum3">
      <style:text-properties officeooo:rsid="002562aa" officeooo:paragraph-rsid="002562aa"/>
    </style:style>
    <style:style style:name="P13" style:family="paragraph" style:parent-style-name="List_20_Paragraph" style:list-style-name="WWNum3">
      <style:text-properties fo:font-weight="normal" officeooo:rsid="002562aa" officeooo:paragraph-rsid="002562aa" style:font-weight-asian="normal" style:font-weight-complex="normal"/>
    </style:style>
    <style:style style:name="P14" style:family="paragraph" style:parent-style-name="Preformatted_20_Text">
      <style:text-properties style:font-name="Times New Roman" fo:font-size="12pt" officeooo:paragraph-rsid="0024691a" style:font-size-asian="12pt" style:font-name-complex="Times New Roman1" style:font-size-complex="12pt"/>
    </style:style>
    <style:style style:name="P15" style:family="paragraph" style:parent-style-name="Preformatted_20_Text">
      <style:text-properties officeooo:paragraph-rsid="0024691a"/>
    </style:style>
    <style:style style:name="P16" style:family="paragraph" style:parent-style-name="Preformatted_20_Text">
      <style:text-properties fo:font-weight="normal" officeooo:paragraph-rsid="00266747" style:font-weight-asian="normal" style:font-weight-complex="normal"/>
    </style:style>
    <style:style style:name="P17" style:family="paragraph" style:parent-style-name="Standard">
      <style:text-properties officeooo:paragraph-rsid="000a5bf4"/>
    </style:style>
    <style:style style:name="P18" style:family="paragraph" style:parent-style-name="Standard">
      <style:text-properties officeooo:rsid="002315d9" officeooo:paragraph-rsid="002315d9"/>
    </style:style>
    <style:style style:name="P19" style:family="paragraph" style:parent-style-name="Standard" style:master-page-name="Standard">
      <style:paragraph-properties fo:text-align="center" style:justify-single-word="false" style:page-number="auto"/>
      <style:text-properties fo:font-size="14pt" fo:font-weight="bold" officeooo:paragraph-rsid="002315d9" style:font-size-asian="14pt" style:font-weight-asian="bold" style:font-size-complex="14pt" style:font-weight-complex="bold"/>
    </style:style>
    <style:style style:name="P20" style:family="paragraph" style:parent-style-name="Standard">
      <style:text-properties fo:font-weight="bold" officeooo:paragraph-rsid="000a5bf4" style:font-weight-asian="bold" style:font-weight-complex="bold"/>
    </style:style>
    <style:style style:name="P21" style:family="paragraph" style:parent-style-name="Standard">
      <style:text-properties fo:font-weight="bold" officeooo:paragraph-rsid="001f18c5" style:font-weight-asian="bold" style:font-weight-complex="bold"/>
    </style:style>
    <style:style style:name="P22" style:family="paragraph" style:parent-style-name="Standard">
      <style:paragraph-properties fo:text-align="center" style:justify-single-word="false"/>
      <style:text-properties officeooo:paragraph-rsid="002315d9"/>
    </style:style>
    <style:style style:name="P23" style:family="paragraph" style:parent-style-name="Standard">
      <style:text-properties officeooo:paragraph-rsid="002315d9"/>
    </style:style>
    <style:style style:name="P24" style:family="paragraph" style:parent-style-name="Standard">
      <style:text-properties fo:font-style="italic" fo:font-weight="bold" officeooo:paragraph-rsid="000ce026" style:font-style-asian="italic" style:font-weight-asian="bold" style:font-style-complex="italic" style:font-weight-complex="bold"/>
    </style:style>
    <style:style style:name="P25" style:family="paragraph" style:parent-style-name="Standard">
      <style:text-properties fo:font-style="italic" fo:font-weight="normal" officeooo:rsid="00266747" officeooo:paragraph-rsid="00266747" style:font-style-asian="italic" style:font-weight-asian="normal" style:font-style-complex="italic" style:font-weight-complex="normal"/>
    </style:style>
    <style:style style:name="P26" style:family="paragraph" style:parent-style-name="Standard">
      <style:text-properties fo:font-style="italic" fo:font-weight="normal" officeooo:rsid="0033ff7e" officeooo:paragraph-rsid="0033ff7e" style:font-style-asian="italic" style:font-weight-asian="normal" style:font-style-complex="italic" style:font-weight-complex="normal"/>
    </style:style>
    <style:style style:name="P27" style:family="paragraph" style:parent-style-name="Standard">
      <style:paragraph-properties fo:margin-left="0.4925in" fo:margin-right="0in" fo:text-indent="0in" style:auto-text-indent="false"/>
      <style:text-properties fo:font-style="italic" officeooo:rsid="002067f5" officeooo:paragraph-rsid="0033ff7e" style:font-style-asian="italic" style:font-style-complex="italic"/>
    </style:style>
    <style:style style:name="P28" style:family="paragraph" style:parent-style-name="Standard">
      <style:text-properties fo:font-style="italic" officeooo:rsid="002067f5" officeooo:paragraph-rsid="00369abe" style:font-style-asian="italic" style:font-style-complex="italic"/>
    </style:style>
    <style:style style:name="P29" style:family="paragraph" style:parent-style-name="Standard">
      <style:text-properties fo:font-style="italic" officeooo:rsid="002067f5" officeooo:paragraph-rsid="00371f5a" style:font-style-asian="italic" style:font-style-complex="italic"/>
    </style:style>
    <style:style style:name="P30" style:family="paragraph" style:parent-style-name="Standard">
      <style:text-properties fo:font-style="italic" officeooo:paragraph-rsid="001a0018" style:font-style-asian="italic" style:font-style-complex="italic"/>
    </style:style>
    <style:style style:name="P31" style:family="paragraph" style:parent-style-name="Standard">
      <style:text-properties fo:font-style="italic" officeooo:rsid="00369abe" officeooo:paragraph-rsid="00369abe" style:font-style-asian="italic" style:font-style-complex="italic"/>
    </style:style>
    <style:style style:name="P32" style:family="paragraph" style:parent-style-name="Standard">
      <style:text-properties officeooo:paragraph-rsid="0024691a"/>
    </style:style>
    <style:style style:name="P33" style:family="paragraph" style:parent-style-name="Standard">
      <style:text-properties fo:font-style="normal" fo:font-weight="bold" officeooo:rsid="0024691a" officeooo:paragraph-rsid="0024691a" style:font-style-asian="normal" style:font-weight-asian="bold" style:font-style-complex="normal" style:font-weight-complex="bold"/>
    </style:style>
    <style:style style:name="P34" style:family="paragraph" style:parent-style-name="Standard">
      <style:text-properties officeooo:paragraph-rsid="002853f1"/>
    </style:style>
    <style:style style:name="P35" style:family="paragraph" style:parent-style-name="Standard">
      <style:text-properties officeooo:paragraph-rsid="0009a78d"/>
    </style:style>
    <style:style style:name="P36" style:family="paragraph" style:parent-style-name="Standard">
      <style:text-properties officeooo:paragraph-rsid="001a0018"/>
    </style:style>
    <style:style style:name="P37" style:family="paragraph" style:parent-style-name="Standard">
      <style:text-properties officeooo:paragraph-rsid="003865ff"/>
    </style:style>
    <style:style style:name="P38" style:family="paragraph" style:parent-style-name="Text_20_body">
      <style:paragraph-properties fo:margin-top="0in" fo:margin-bottom="0in" style:contextual-spacing="false"/>
      <style:text-properties style:font-name="Times New Roman" fo:font-style="italic" officeooo:paragraph-rsid="0024691a" style:font-style-asian="italic" style:font-name-complex="Times New Roman1" style:font-style-complex="italic"/>
    </style:style>
    <style:style style:name="P39" style:family="paragraph" style:parent-style-name="Text_20_body">
      <style:paragraph-properties fo:margin-top="0in" fo:margin-bottom="0in" style:contextual-spacing="false"/>
      <style:text-properties officeooo:paragraph-rsid="0024691a"/>
    </style:style>
    <style:style style:name="T1" style:family="text">
      <style:text-properties fo:font-style="italic" officeooo:rsid="000a5bf4" style:font-style-asian="italic" style:font-style-complex="italic"/>
    </style:style>
    <style:style style:name="T2" style:family="text">
      <style:text-properties fo:font-style="italic" officeooo:rsid="001d7a47" style:font-style-asian="italic" style:font-style-complex="italic"/>
    </style:style>
    <style:style style:name="T3" style:family="text">
      <style:text-properties fo:font-style="italic" officeooo:rsid="001e1162" style:font-style-asian="italic" style:font-style-complex="italic"/>
    </style:style>
    <style:style style:name="T4" style:family="text">
      <style:text-properties fo:font-style="italic" officeooo:rsid="001f18c5" style:font-style-asian="italic" style:font-style-complex="italic"/>
    </style:style>
    <style:style style:name="T5" style:family="text">
      <style:text-properties fo:font-style="italic" officeooo:rsid="002853f1" style:font-style-asian="italic" style:font-style-complex="italic"/>
    </style:style>
    <style:style style:name="T6" style:family="text">
      <style:text-properties fo:font-style="italic" officeooo:rsid="0009a78d"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62d250" style:font-style-asian="italic" style:font-weight-asian="normal" style:font-style-complex="italic" style:font-weight-complex="normal"/>
    </style:style>
    <style:style style:name="T9" style:family="text">
      <style:text-properties fo:font-style="italic" fo:font-weight="normal" officeooo:rsid="002315d9" style:font-style-asian="italic" style:font-weight-asian="normal" style:font-style-complex="italic" style:font-weight-complex="normal"/>
    </style:style>
    <style:style style:name="T10" style:family="text">
      <style:text-properties fo:font-style="italic" fo:font-weight="normal" officeooo:rsid="003865ff" style:font-style-asian="italic" style:font-weight-asian="normal" style:font-style-complex="italic" style:font-weight-complex="normal"/>
    </style:style>
    <style:style style:name="T11" style:family="text">
      <style:text-properties fo:font-style="italic" fo:font-weight="normal" officeooo:rsid="0039e028" style:font-style-asian="italic" style:font-weight-asian="normal" style:font-style-complex="italic" style:font-weight-complex="normal"/>
    </style:style>
    <style:style style:name="T12" style:family="text">
      <style:text-properties fo:font-style="italic" fo:font-weight="normal" officeooo:rsid="003abee3" style:font-style-asian="italic" style:font-weight-asian="normal" style:font-style-complex="italic" style:font-weight-complex="normal"/>
    </style:style>
    <style:style style:name="T13" style:family="text">
      <style:text-properties officeooo:rsid="000a5bf4"/>
    </style:style>
    <style:style style:name="T14" style:family="text">
      <style:text-properties officeooo:rsid="001a0018"/>
    </style:style>
    <style:style style:name="T15" style:family="text">
      <style:text-properties officeooo:rsid="001b27ea"/>
    </style:style>
    <style:style style:name="T16" style:family="text">
      <style:text-properties officeooo:rsid="001f18c5"/>
    </style:style>
    <style:style style:name="T17" style:family="text">
      <style:text-properties officeooo:rsid="002315d9"/>
    </style:style>
    <style:style style:name="T18" style:family="text">
      <style:text-properties fo:font-style="normal" style:text-underline-style="none" fo:font-weight="bold" officeooo:rsid="0062d250" style:font-style-asian="normal" style:font-weight-asian="bold" style:font-style-complex="normal" style:font-weight-complex="bold"/>
    </style:style>
    <style:style style:name="T19" style:family="text">
      <style:text-properties fo:font-style="normal" fo:font-weight="bold" officeooo:rsid="002315d9"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style:font-name="Times New Roman" fo:font-style="italic" style:font-style-asian="italic" style:font-name-complex="Times New Roman1" style:font-style-complex="italic"/>
    </style:style>
    <style:style style:name="T22" style:family="text">
      <style:text-properties style:font-name="Times New Roman" fo:font-style="italic" fo:font-weight="normal" officeooo:rsid="002315d9" style:font-style-asian="italic" style:font-weight-asian="normal" style:font-name-complex="Times New Roman1" style:font-style-complex="italic" style:font-weight-complex="normal"/>
    </style:style>
    <style:style style:name="T23" style:family="text">
      <style:text-properties style:font-name="Times New Roman" fo:font-size="12pt" fo:font-style="italic" style:font-size-asian="12pt" style:font-style-asian="italic" style:font-name-complex="Times New Roman1" style:font-size-complex="12pt" style:font-style-complex="italic"/>
    </style:style>
    <style:style style:name="T24" style:family="text">
      <style:text-properties style:font-name="Times New Roman" fo:font-size="12pt" fo:font-style="italic" officeooo:rsid="002315d9" style:font-size-asian="12pt" style:font-style-asian="italic" style:font-name-complex="Times New Roman1" style:font-size-complex="12pt" style:font-style-complex="italic"/>
    </style:style>
    <style:style style:name="T25" style:family="text">
      <style:text-properties style:font-name="Times New Roman" fo:font-size="12pt" fo:font-style="italic" officeooo:rsid="00266747" style:font-size-asian="12pt" style:font-style-asian="italic" style:font-name-complex="Times New Roman1" style:font-size-complex="12pt" style:font-style-complex="italic"/>
    </style:style>
    <style:style style:name="T26" style:family="text">
      <style:text-properties style:font-name="Times New Roman" fo:font-size="12pt" fo:font-style="normal" officeooo:rsid="002315d9" style:font-size-asian="12pt" style:font-style-asian="normal" style:font-name-complex="Times New Roman1" style:font-size-complex="12pt" style:font-style-complex="normal"/>
    </style:style>
    <style:style style:name="T27" style:family="text">
      <style:text-properties officeooo:rsid="002a1cfb"/>
    </style:style>
    <style:style style:name="T28" style:family="text">
      <style:text-properties officeooo:rsid="002b7a46"/>
    </style:style>
    <style:style style:name="T29" style:family="text">
      <style:text-properties officeooo:rsid="002d5a05"/>
    </style:style>
    <style:style style:name="T30" style:family="text">
      <style:text-properties officeooo:rsid="002f2d89"/>
    </style:style>
    <style:style style:name="T31" style:family="text">
      <style:text-properties officeooo:rsid="0030ca8f"/>
    </style:style>
    <style:style style:name="T32" style:family="text">
      <style:text-properties officeooo:rsid="0035a09d"/>
    </style:style>
    <style:style style:name="T33" style:family="text">
      <style:text-properties officeooo:rsid="00369abe"/>
    </style:style>
    <style:style style:name="T34" style:family="text">
      <style:text-properties officeooo:rsid="00371f5a"/>
    </style:style>
    <style:style style:name="T35" style:family="text">
      <style:text-properties officeooo:rsid="003865ff"/>
    </style:style>
    <style:style style:name="T36" style:family="text">
      <style:text-properties officeooo:rsid="003c8f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evision memo <text:span text:style-name="T36">2</text:span></text:p>
      <text:p text:style-name="P22"><text:span text:style-name="T20">Manuscript ref: </text:span>WD-20315R1</text:p>
      <text:p text:style-name="P22"><text:span text:style-name="T20">“The impact of community-based monitoring on public service delivery: A randomized control trial in Uganda”</text:span></text:p>
      <text:p text:style-name="P23"/>
      <text:p text:style-name="P23"/>
      <text:p text:style-name="P18"><text:span text:style-name="T8">This memo provides a detailed response to the remaining concerns from the editor and reviewers on our manuscript “The impact of community-based monitoring on public service delivery: A randomized control trial in Uganda” </text:span><text:span text:style-name="T7">(WD-20315R1)</text:span><text:span text:style-name="T8">. Text in </text:span><text:span text:style-name="T18">bold</text:span><text:span text:style-name="T8"> is the original text from the editor and reviewers. Our response is in italics.</text:span></text:p>
      <text:p text:style-name="P17"/>
      <text:p text:style-name="P20">Reviewer #4: In this paper the author(s) conduct a field experiment to examine the effect of fora called baraza on service delivery outcomes in health, education, agriculture, and infrastructure. Overall, they find little impact of this program on service delivery outcomes.<text:line-break/><text:line-break/>I can see that this paper is at the R&amp;R stage and has already received a set of detailed comments from two reviewers. I think the authors have done a reasonable job addressing those comments. Nevertheless, I find the paper as it is currently written as difficult to navigate. That is due in large part to the fact that the way the paper is written it sounds like "Barazas did not impact service delivery. Except when you look at a particular level, a particular outcome, or a particular sub-group/heterogeneous effect." But we don't have a framework for thinking about the handful of places where they do find treatment effects so it feels both ad hoc and cherry picked.</text:p>
      <text:p text:style-name="P20"><text:line-break/>My own read is that the main punchline is that barazas did not have the intended effects, with a few relatively minor exceptions. I think it would be more helpful to reorient the paper around understanding why that was the case than to delineate all the other places that some treatment effects were observed, especially if these were "exploratory" and not pre-specified.</text:p>
      <text:p text:style-name="P20"/>
      <text:p text:style-name="P34"><text:span text:style-name="T20">The authors have begun to do this in response to R3's comments, but almost completely absent from the discussion is the political environment in which the barazas operate, the politics of the barazas themselves, how the program might have been received in pro-government and pro-opposition areas, how exactly elections impacted the program, the fact that the OPM has been embroiled in corruption scandals numerous times, etc.</text:span></text:p>
      <text:p text:style-name="P34"/>
      <text:p text:style-name="P34"><text:span text:style-name="T1">Thank you for your suggestion. </text:span><text:span text:style-name="T2">While most of the exploratory analysis was in fact pre-specified (as they are the basis of the indices we use to judge overall and sector level effects), we agree with your <text:s/>takeaway that barazas did not have the intended </text:span><text:span text:style-name="T5">overall </text:span><text:span text:style-name="T2">effect, </text:span><text:span text:style-name="T5">and that we do not always have a good explanation as to why we do find some effects in isolated cases or for certain sub-groups, making the analysis seem ad-hoc at some points</text:span><text:span text:style-name="T2">. </text:span><text:span text:style-name="T1">We </text:span><text:span text:style-name="T2">thus </text:span><text:span text:style-name="T1">have remove</text:span><text:span text:style-name="T2">d</text:span><text:span text:style-name="T1"> the entire exploratory analysis </text:span><text:span text:style-name="T5">from the main body of the article (</text:span><text:span text:style-name="T1">including the heterogeneity analysis</text:span><text:span text:style-name="T5">)</text:span><text:span text:style-name="T1"> and are now clear that barazas did not have the intended effects. </text:span><text:span text:style-name="T5">Following your suggestions, w</text:span><text:span text:style-name="T2">e </text:span><text:span text:style-name="T3">now have a section that provides some reasons as to why this is the case. We have grouped them into three categories. A first category looks at breakdown of links in the theory of change, building on the responses to R3’s comments. We </text:span><text:span text:style-name="T5">then </text:span><text:span text:style-name="T3">have a separate section that the political context in which the program is implemented. </text:span><text:span text:style-name="T5">Finally, we</text:span><text:span text:style-name="T3"> discuss potential explanations that are related to the challenges in implementing and evaluating large scale policy programs. </text:span><text:line-break/><text:line-break/><text:span text:style-name="T20">Just to give a few examples - 1)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text:span><text:soft-page-break/><text:span text:style-name="T20">out. While they serve somewhat different functions, barazas should not be thought of as an entirely new institution and people probably have preconceived views about them, especially when they are implemented by the government.</text:span></text:p>
      <text:p text:style-name="P5"/>
      <text:p text:style-name="P4"><text:span text:style-name="T14">Thank you for this interesting piece of history. We would however like to point out that these round tables were </text:span><text:span text:style-name="T15">also very different from baraza. In fact, ebimeeza were organized by journalists. </text:span><text:span text:style-name="T16">The</text:span><text:span text:style-name="T15"> </text:span>structure of discussion was unknown and could change depending on the day's mood. <text:span text:style-name="T15">They were, in a way, a representation of what people talked about in bars or in the marketplace. Barazas are particularly focused on public service delivery and responsible politicians and service providers are </text:span><text:span text:style-name="T16">mandated to be present at the event</text:span><text:span text:style-name="T15">. </text:span></text:p>
      <text:p text:style-name="P8"/>
      <text:p text:style-name="P35"><text:span text:style-name="T4">Nevertheless, we agree that baraza are not entirely new and may be controversial if run by government. Therefore, w</text:span><text:span text:style-name="T6">e added the following text to </text:span><text:span text:style-name="T4">the section</text:span><text:span text:style-name="T6"> “the nature of the baraza institution” to point out </text:span><text:span text:style-name="T1">the history and as a segway to a more elaborate discussion of the effect of political environment in the discussion.</text:span><text:span text:style-name="T13"> </text:span></text:p>
      <text:p text:style-name="P1"/>
      <text:p text:style-name="P1">“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text:span text:style-name="T16">d</text:span> out or even replace alternative community fora that are potentially more inclusive and more critical of the ruling elite.<text:note text:id="ftn1" text:note-class="footnote"><text:note-citation>1</text:note-citation><text:note-body><text:p text:style-name="P1">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text:p></text:note-body></text:note> In the limiting case, government run barazas may completely bypass the initial aim of increasing accountability and simply become instruments of propaganda.”</text:p>
      <text:p text:style-name="P1"/>
      <text:p text:style-name="P21">2) The authors note that the RDCs office chairs the baraza in each district. The RDC is a political office and RDCs are presidential appointees. This is a curious feature of the program since one might think that this sort of meeting should be a purely bureaucratic affair run by the district CAO. It is a feature that might affect how people view the barazas but also indicative of what their purpose is, perhaps beyond simply improving service delivery.</text:p>
      <text:p text:style-name="P9"/>
      <text:p text:style-name="P28">Thank you for this interesting observation. <text:span text:style-name="T27">However, to us, it is not immediately clear </text:span><text:span text:style-name="T33">wo should be organizing barazas. For instance, we are not sure that it is ideal that</text:span><text:span text:style-name="T27"> barazas should be initiated by the technical wing </text:span><text:span text:style-name="T33">as the reviewer suggests</text:span><text:span text:style-name="T27">. First, public servants are likely to be most exposed to public scrutiny as the direct provider of services. Therefore, district CAOs may be reluctant to organized events where their local level counterparts (</text:span><text:span text:style-name="T28">the subcounty chiefs</text:span><text:span text:style-name="T27">) </text:span><text:span text:style-name="T28">will be the primary targets. Second, </text:span><text:span text:style-name="T30">as clients, </text:span><text:span text:style-name="T28">politicians </text:span><text:span text:style-name="T29">are responsible for both </text:span><text:span text:style-name="T30">the planning of public services to be delivered, for</text:span><text:span text:style-name="T29"> </text:span><text:span text:style-name="T30">instructing civil servants to provide the planned services, as well as to check if these service providers delivered on what was planned and agreed to. </text:span></text:p>
      <text:p text:style-name="P31"/>
      <text:p text:style-name="P31">Some may argue that community monitoring interventions should be organized by the community. Indeed, many civil society organizations and non-governmental organizations organize barazas. Unfortunately, the problem here is that officials may simply not show up, making the community based monitoring less effective. This is consistent with the finding in Raffler et al that their (NGO initiated) community-based monitoring events seemed to be more effective if there were also government officials in antecedence.</text:p>
      <text:p text:style-name="P31"/>
      <text:p text:style-name="P29"><text:soft-page-break/><text:span text:style-name="T34">In light of the above, t</text:span><text:span text:style-name="T30">he fact that the RDC as the highest political office, initiates barazas is therefore maybe not that curious, </text:span><text:span text:style-name="T33">at least i</text:span><text:span text:style-name="T30">n a </text:span><text:span text:style-name="T31">functioning democracy where politicians are sensitive to the needs of their constituents. </text:span><text:span text:style-name="T33">At the same time,</text:span> we agree that the fact that a political office organizes the baraza is potentially problematic <text:span text:style-name="T33">in the Ugandan context </text:span><text:span text:style-name="T35">and that associations of barazas with the political elite matters for effectiveness. We have therefore added a separate section on the political context in the discussion section (see below). </text:span></text:p>
      <text:p text:style-name="P29"/>
      <text:p text:style-name="P37"><text:span text:style-name="T20">3) A major challenge for the study was that the roll out of the program was severely delayed as well as interrupted by the 2016 elections. However there is no context provided about how the elections affected the program and thus whether there were additional impacts beyond simply slowing down the timeline.</text:span></text:p>
      <text:p text:style-name="P37"><text:span text:style-name="T20"/></text:p>
      <text:p text:style-name="P37"><text:span text:style-name="T10">During the elections, OPM essentially paused the roll-out of barazas. </text:span><text:span text:style-name="T11">We do not think that besides slowing down the timeline the elections had an additional effect (as the situation mostly stayed the same before and after elections). However, we can not be certain and so we indicate </text:span><text:span text:style-name="T12">in the section on political context</text:span><text:span text:style-name="T11"> that </text:span><text:span text:style-name="T12">barazas may turn into political rallies when elections are approaching (which was indicated by some focus group participants).</text:span><text:span text:style-name="T10"> </text:span><text:line-break/><text:line-break/><text:span text:style-name="T20">All of this is to say that the paper is lacking political context, which seems critical for understanding why the program was implemented, how the program was implemented, how it was perceived by the public and the bureaucracy, and thus the ultimate (lack of) impacts it had.</text:span><text:line-break/></text:p>
      <text:p text:style-name="P4"><text:span text:style-name="T14">In the Discussion section where we </text:span>explore some of the potential reasons why barazas do not seem to translate into large overall or sector-wide improvements in public service delivery, <text:span text:style-name="T14">we now have a separate section that explores the political context. </text:span><text:span text:style-name="T33">We added the following text in the manuscript where we discuss the importance of the political context and also provide some suggestive evidence that connections to the ruling elite matters for the effectiveness of barazas:</text:span></text:p>
      <text:p text:style-name="P4"/>
      <text:p text:style-name="P27">The structure of the baraza and the political environment in which it is organized, may also affect its effectiveness. Indeed, drawing on a systematic review of over 90 social accountability interventions, Hickey and King (2016) argue that politics and context are critical to shaping their success. In Section <text:span text:style-name="T32">2.1</text:span>, we saw that the meetings are chaired by the RDC who represents the ruling party. Barazas are also organized by the OPM, an office of which several officials have appeared in the news in the context of large corruption scandals over the last decade. These facts may mean that certain groups in society (such as people who vote for the opposition) perceive barazas very differently. Furthermore, government officials may abuse these fora to pursue their own agenda and reports indeed indicate that barazas sometimes turn into political rallies, especially when elections are approaching. </text:p>
      <text:p text:style-name="P27"/>
      <text:p text:style-name="P27">We explore the impact of political context by looking at treatment heterogeneity related to connections to people in power. The assumption is that support for government is likely to be higher in sub-counties that deliver higher level (district of central level) politicians, such as minister, member of parliament, heads of government agencies, Resident District Commissioners (RDCs), and other district level officials. We would expect that in these areas, barazas are more effective, since citizens can use their connections to the center to attract funding to issues raised, and politicians may want to reward their constituents.</text:p>
      <text:p text:style-name="P27"/>
      <text:p text:style-name="P27">Figure <text:span text:style-name="T32">4</text:span> reports interaction effects of the different interventions with an indicator for sub-counties that are more connected to the center and likely to be more pro-government. We do not find significant interaction effects based on the indices. However, coefficients are <text:soft-page-break/>generally positive, especially for interactions with the deliberation focused sub-county baraza and district level barazas. Examples of positive interaction effects for individual outcomes reported in the [online appendix] include an increased likelihood of visiting extension offices, demonstration sites or model farmers and an increase in the likelihood that schools have a fence after a deliberation focused baraza. We also find a reduction in the use of unprotected water sources after a sub-county level baraza.</text:p>
      <text:p text:style-name="P7"><text:line-break/><text:span text:style-name="T20">If it is the case that the authors do think that the various exploratory analyses point toward a clear set of conditions under which barazas have the intended effect, then they should make this case much more clearly. To me this feels like a stretch.</text:span></text:p>
      <text:p text:style-name="P4"><text:span text:style-name="T20"/></text:p>
      <text:p text:style-name="P26">We agree that the exploratory analysis does not enable us to identify a clear set of conditions under which barazas have an overall effect. As mentioned above, we have changed the tone of the article in line with what the reviewer suggested and focus more on potential reasons why barazas do not have more general effects (instead of claiming barazas work for certain outcomes or subgroups without providing a framework).</text:p>
      <text:p text:style-name="P7"><text:line-break/><text:span text:style-name="T20">Minor notes:<text:line-break/>* Uganda now has 140 districts, so either update in the paper or say that it was 112 at the time of the study</text:span></text:p>
      <text:p text:style-name="P24"/>
      <text:p text:style-name="P3">Thank you. We added a footnote that <text:span text:style-name="T17">reads:</text:span></text:p>
      <text:p text:style-name="P2"/>
      <text:p text:style-name="P2">“Since the start of our study, the number of districts has increase to about 140, generally by splitting larger districts in to smaller ones. For the sake of our study, we worked with the districts and subcounty boundaries as they were defined at the start of the study.”</text:p>
      <text:p text:style-name="P6"/>
      <text:p text:style-name="P23"><text:span text:style-name="T20">* The authors suggest that their finding that there are larger treatment effects in areas with high ethnic fractionalization suggests that the program can help in areas with weak social ties. What are the correlates of high ELF? In my experience these tend to be relatively more urban areas, but in any case it would help to show the correlates of ELF to assess other possible mechanisms linking the two.</text:span></text:p>
      <text:p text:style-name="P23"><text:span text:style-name="T20"/></text:p>
      <text:p text:style-name="P32"><text:span text:style-name="T9">In the revised version where the focus is more on the the overall result and less on specific results (and more on exploring why barazas fail to deliver on overall public service delivery), the section on impact heterogeneity (of which heterogeneity with respect to ethnic fractionalization was part), has been deleted.</text:span></text:p>
      <text:p text:style-name="P32"><text:span text:style-name="T9"/></text:p>
      <text:p text:style-name="P33"><text:span text:style-name="T17">C</text:span>omments from the editor:</text:p>
      <text:p text:style-name="P33"/>
      <text:p text:style-name="P25">Most of these issues were addressed in a previous round of revisions, we repeat (and adapt if necessary) responses here:</text:p>
      <text:p text:style-name="P32"><text:span text:style-name="T9"/></text:p>
      <text:p text:style-name="P32"><text:span text:style-name="T19">In addition to reviewer comments, I would like you to address three issues in your revisions that we are asking all authors to address to promote consistency across the research papers along a given theme for which World Development is a vehicle. One, this is a subject on which there has been some significant research, reported in interdisciplinary development journals. It would be useful for you to engage with available findings in the interests of engaging with the relevant audience to ensure both that your paper is speaking to the literature and demonstrating its additional contributions clearly. World Development is committed to the principle of fair intellectual acknowledgment without bias or discrimination on the basis of gender, ethnicity, race, class, professional standing, or other similar attributes. As such, we </text:span><text:soft-page-break/><text:span text:style-name="T19">encourage all our authors to be vigilant in attribution of intellectual debt and citations, attending in particular to acknowledging authors, scholarship, and literatures often overlooked as a result of above biases.</text:span></text:p>
      <text:p text:style-name="P32"><text:span text:style-name="T19"/></text:p>
      <text:p text:style-name="P16"><text:span text:style-name="T24">In response to </text:span><text:span text:style-name="T25">requests from reviewers in previous revisions</text:span><text:span text:style-name="T24"> to include more qualitative data to explore potential reasons why we fail to find impact, we added sections where we use a mixed methods approach, which will contribute to making the article even more appealing to a development readership.</text:span><text:span text:style-name="T26"> </text:span></text:p>
      <text:p text:style-name="P32"><text:span text:style-name="T19"/></text:p>
      <text:p text:style-name="P32"><text:span text:style-name="T19">Two, please provide a set of 3-5 highlights that convey the message and findings of your paper succinctly and clearly to the general reader. </text:span></text:p>
      <text:p text:style-name="P32"><text:span text:style-name="T19"/></text:p>
      <text:list xml:id="list2195426558" text:style-name="WWNum3">
        <text:list-item>
          <text:p text:style-name="P11"><text:span text:style-name="T23">The Government of Uganda organizes community forums—popularly known as barazas—where citizens receive information from government officials, and get the opportunity to challenge them.</text:span></text:p>
        </text:list-item>
        <text:list-item>
          <text:p text:style-name="P11"><text:span text:style-name="T23">Following a pre-specified confirmatory analysis, we do not find that this form of community based monitoring has significant effects on service delivery in health, education, or infrastructure, but that it seems to improve public services in the agricultural sector.</text:span></text:p>
        </text:list-item>
        <text:list-item>
          <text:p text:style-name="P12"><text:span text:style-name="T23">We explore potential reasons why barazas fail to have generalized effects. These include a breakdown in causal impact chain, the political context in which the, and methodological issues.</text:span></text:p>
        </text:list-item>
        <text:list-item>
          <text:p text:style-name="P13"><text:span text:style-name="T23">Research to identify pre-conditions and complementary interventions that are needed to make citizen engagement more effective is needed.</text:span></text:p>
        </text:list-item>
      </text:list>
      <text:p text:style-name="P32"><text:span text:style-name="T19"/></text:p>
      <text:p text:style-name="P32"><text:span text:style-name="T19">Finally, please avoid references to gray literature to the greatest possible extent.</text:span></text:p>
      <text:p text:style-name="P32"><text:span text:style-name="T19"/></text:p>
      <text:p text:style-name="P14"/>
      <text:p text:style-name="P15"><text:span text:style-name="T23">We tried as much as possible to avoid the gray literature. However, we still refer to the following unpublished paper as this is a key study for our paper that us currently under review: </text:span></text:p>
      <text:h text:style-name="P10" text:outline-level="3"><text:a xlink:type="simple" xlink:href="https://scholar.google.com/scholar_url?url=http://danielnposner.com/wp-content/uploads/2022/04/RPP-ACT-Health-220323.pdf&amp;hl=en&amp;sa=T&amp;oi=gsb-ggp&amp;ct=res&amp;cd=0&amp;d=9762133320474264771&amp;ei=iTUiY6SiB8iTywTTs62IBg&amp;scisig=AAGBfm1s-JwRNrdZlnZ_g5LugJSzbrMDzg" text:style-name="Internet_20_link" text:visited-style-name="Visited_20_Internet_20_Link"><text:span text:style-name="Internet_20_link"><text:span text:style-name="T23">Can citizen pressure be induced to improve public service provision</text:span></text:span></text:a></text:h>
      <text:p text:style-name="P39"><text:span text:style-name="T21">P Raffler, DN Posner, D Parkerson - Unpublished manuscript, 2020</text:span></text:p>
      <text:p text:style-name="P38"/>
      <text:p text:style-name="P39"><text:span text:style-name="T21">We also refer to a key policy document from OPM</text:span></text:p>
      <text:p text:style-name="P39"><text:span text:style-name="T21">OPM. 2013. Implementation of the Baraza Initiative: Progress Report. Tech</text:span><text:span text:style-name="T22">nical report</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hyphenation-ladder-count="no-limit" fo:text-indent="0in" style:auto-text-indent="false" style:vertical-align="auto"/>
      <style:text-properties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true" fo:hyphenation-remain-char-count="2" fo:hyphenation-push-char-count="2" loext:hyphenation-no-caps="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0:16:27.341827011</meta:creation-date>
    <dc:date>2023-05-30T13:40:19.130114099</dc:date>
    <meta:editing-duration>PT18H38M55S</meta:editing-duration>
    <meta:editing-cycles>16</meta:editing-cycles>
    <meta:generator>LibreOffice/7.3.7.2$Linux_X86_64 LibreOffice_project/30$Build-2</meta:generator>
    <meta:document-statistic meta:table-count="0" meta:image-count="0" meta:object-count="0" meta:page-count="5" meta:paragraph-count="44" meta:word-count="2701" meta:character-count="16811" meta:non-whitespace-character-count="14141"/>
  </office:meta>
</office:document-meta>
</file>